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roid Sans Devanagari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Dot" svg:stroke-width="0.053cm" svg:stroke-color="#b4c7dc" draw:marker-start-width="0.279cm" draw:marker-end-width="0.279cm" svg:stroke-linecap="butt" draw:fill="none" draw:opacity="100%" draw:textarea-horizontal-align="justify" draw:textarea-vertical-align="top" draw:auto-grow-height="false" fo:min-height="5.948cm" fo:min-width="6.6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-color="#8e86ae" draw:textarea-horizontal-align="justify" draw:textarea-vertical-align="middle" draw:auto-grow-height="false" fo:min-height="0.856cm" fo:min-width="5.00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8e86ae" draw:textarea-horizontal-align="justify" draw:textarea-vertical-align="middle" draw:auto-grow-height="false" fo:min-height="0.855cm" fo:min-width="5.00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6cm" fo:min-width="5.0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087cm" fo:min-width="5.00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5cm" fo:min-width="5.004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855cm" fo:min-width="3.151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91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fill-color="#81aca6" draw:textarea-horizontal-align="justify" draw:textarea-vertical-align="middle" draw:auto-grow-height="false" fo:min-height="0.856cm" fo:min-width="5.004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="Arrowheads_20_3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fill-color="#81aca6" draw:textarea-horizontal-align="justify" draw:textarea-vertical-align="middle" draw:auto-grow-height="false" fo:min-height="1.55cm" fo:min-width="3.69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-color="#81aca6" draw:textarea-horizontal-align="justify" draw:textarea-vertical-align="middle" draw:auto-grow-height="false" fo:min-height="1.087cm" fo:min-width="3.69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1.1cm" fo:min-width="3.013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1.152cm" fo:min-width="3.004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fill-color="#dde8cb" draw:textarea-horizontal-align="justify" draw:textarea-vertical-align="middle" draw:auto-grow-height="false" fo:min-height="0.867cm" fo:min-width="2.474cm"/>
      <style:paragraph-properties style:writing-mode="lr-tb"/>
    </style:style>
    <style:style style:name="gr18" style:family="graphic" style:parent-style-name="standard">
      <style:graphic-properties draw:fill-color="#fff5ce" draw:textarea-horizontal-align="justify" draw:textarea-vertical-align="middle" draw:auto-grow-height="false" fo:min-height="0.867cm" fo:min-width="2.436cm"/>
      <style:paragraph-properties style:writing-mode="lr-tb"/>
    </style:style>
    <style:style style:name="gr19" style:family="graphic" style:parent-style-name="standard">
      <style:graphic-properties svg:stroke-width="0.053cm" svg:stroke-color="#b7b3ca" draw:marker-start-width="0.279cm" draw:marker-end="Arrowheads_20_1" draw:marker-end-width="0.279cm" draw:stroke-linejoin="miter" svg:stroke-linecap="round" draw:textarea-vertical-align="middle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draw:marker-start-width="0.279cm" draw:marker-end-width="0.279cm" draw:fill-color="#ffa6a6" draw:textarea-horizontal-align="justify" draw:textarea-vertical-align="middle" draw:auto-grow-height="false" fo:min-height="0.934cm" fo:min-width="2.687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1.1cm" fo:min-width="2.698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fill-color="#fff5ce" draw:textarea-horizontal-align="justify" draw:textarea-vertical-align="middle" draw:auto-grow-height="false" fo:min-height="0.867cm" fo:min-width="2.686cm"/>
      <style:paragraph-properties style:writing-mode="lr-tb"/>
    </style:style>
    <style:style style:name="gr23" style:family="graphic" style:parent-style-name="standard" style:list-style-name="L1">
      <style:graphic-properties svg:stroke-width="0.053cm" draw:marker-start-width="0.279cm" draw:marker-end-width="0.279cm" draw:fill-color="#ffa6a6" draw:textarea-horizontal-align="justify" draw:textarea-vertical-align="middle" draw:auto-grow-height="false" fo:min-height="0.934cm" fo:min-width="2.687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  <style:text-properties style:font-name="Droid Serif" fo:font-size="14pt" fo:letter-spacing="normal" style:font-size-asian="15pt" style:font-size-complex="15pt"/>
    </style:style>
    <style:style style:name="P4" style:family="paragraph">
      <loext:graphic-properties draw:fill-color="#8e86ae"/>
      <style:paragraph-properties fo:text-align="center" style:writing-mode="lr-tb"/>
      <style:text-properties style:font-name="Droid Serif" fo:font-size="14pt" fo:letter-spacing="normal" style:font-size-asian="15pt" style:font-size-complex="15pt"/>
    </style:style>
    <style:style style:name="P5" style:family="paragraph">
      <style:paragraph-properties fo:margin-left="2cm" fo:margin-right="0cm" fo:text-align="center" fo:text-indent="0cm"/>
    </style:style>
    <style:style style:name="P6" style:family="paragraph">
      <style:paragraph-properties fo:margin-left="2cm" fo:margin-right="0cm" fo:text-align="center" fo:text-indent="0cm" style:writing-mode="lr-tb"/>
      <style:text-properties style:font-name="Droid Serif" fo:font-size="14pt" fo:letter-spacing="normal" fo:font-style="italic" style:font-size-asian="15pt" style:font-size-complex="15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" fo:font-size="15pt" fo:font-style="italic" style:font-size-asian="15pt" style:font-style-asian="italic" style:font-size-complex="15pt" style:font-style-complex="italic"/>
    </style:style>
    <style:style style:name="P8" style:family="paragraph">
      <loext:graphic-properties draw:fill-color="#81aca6"/>
      <style:paragraph-properties fo:text-align="center" style:writing-mode="lr-tb"/>
      <style:text-properties style:font-name="Droid Serif" fo:font-size="14pt" fo:letter-spacing="normal" style:font-size-asian="15pt" style:font-size-complex="15pt"/>
    </style:style>
    <style:style style:name="P9" style:family="paragraph">
      <style:paragraph-properties fo:text-align="center" style:writing-mode="lr-tb"/>
      <style:text-properties style:font-name="Droid Serif" fo:font-size="16pt" fo:letter-spacing="normal" style:font-size-asian="15pt" style:font-size-complex="15pt"/>
    </style:style>
    <style:style style:name="P10" style:family="paragraph">
      <loext:graphic-properties draw:fill-color="#81aca6"/>
      <style:paragraph-properties fo:text-align="center" style:writing-mode="lr-tb"/>
      <style:text-properties style:font-name="Droid Serif" fo:font-size="16pt" fo:letter-spacing="normal" style:font-size-asian="15pt" style:font-size-complex="15pt"/>
    </style:style>
    <style:style style:name="P11" style:family="paragraph">
      <loext:graphic-properties draw:fill-color="#ffa6a6"/>
      <style:paragraph-properties fo:text-align="center" style:writing-mode="lr-tb"/>
      <style:text-properties style:font-name="Droid Serif" fo:font-size="16pt" fo:letter-spacing="normal" style:font-size-asian="15pt" style:font-size-complex="15pt"/>
    </style:style>
    <style:style style:name="P12" style:family="paragraph"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13" style:family="paragraph">
      <loext:graphic-properties draw:fill-color="#dde8cb"/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14" style:family="paragraph">
      <loext:graphic-properties draw:fill-color="#fff5ce"/>
      <style:paragraph-properties fo:text-align="center" style:writing-mode="lr-tb"/>
      <style:text-properties style:font-name="Bitstream Vera Sans Mono1" fo:font-size="15pt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a6a6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Droid Sans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Droid Serif" fo:font-size="14pt" fo:letter-spacing="normal" style:font-size-asian="15pt" style:font-size-complex="15pt"/>
    </style:style>
    <style:style style:name="T3" style:family="text">
      <style:text-properties style:font-name="Droid Serif" fo:font-size="11pt" fo:letter-spacing="normal" fo:font-style="italic" style:font-size-asian="12pt" style:font-size-complex="12pt"/>
    </style:style>
    <style:style style:name="T4" style:family="text"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font-name="Bitstream Vera Sans Mono1" fo:font-size="10.5pt" style:font-size-asian="10.5pt" style:font-size-complex="10.5pt"/>
    </style:style>
    <style:style style:name="T6" style:family="text">
      <style:text-properties style:font-name="Droid Serif" fo:font-size="12pt" fo:letter-spacing="normal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5cm" svg:height="6.25cm" svg:x="1cm" svg:y="2.87cm">
          <text:p text:style-name="P1"><text:span text:style-name="T1">antl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5.556cm" svg:height="1.158cm" svg:x="1.731cm" svg:y="3.527cm">
          <text:p text:style-name="P3"><text:span text:style-name="T2">Read module.p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556cm" svg:height="1.157cm" svg:x="1.731cm" svg:y="5.611cm">
          <text:p text:style-name="P3"><text:span text:style-name="T2">Tokeniz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556cm" svg:height="1.158cm" svg:x="1.731cm" svg:y="9.777cm">
          <text:p text:style-name="P3"><text:span text:style-name="T2">Convert to AS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5.556cm" svg:height="1.389cm" svg:x="1.731cm" svg:y="13.944cm">
          <text:p text:style-name="P3"><text:span text:style-name="T2">Semantic and Type checking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556cm" svg:height="1.157cm" svg:x="1.731cm" svg:y="11.861cm">
          <text:p text:style-name="P3"><text:span text:style-name="T2">Preprocess A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509cm" svg:y1="6.768cm" svg:x2="4.509cm" svg:y2="7.692cm" draw:start-shape="id1" draw:start-glue-point="2" draw:end-shape="id2" draw:end-glue-point="0" svg:d="M4509 6768v924" svg:viewBox="0 0 1 925">
          <text:p/>
        </draw:connector>
        <draw:connector draw:style-name="gr7" draw:text-style-name="P3" draw:layer="layout" svg:x1="4.509cm" svg:y1="10.935cm" svg:x2="4.509cm" svg:y2="11.861cm" draw:start-shape="id3" draw:start-glue-point="2" draw:end-shape="id4" draw:end-glue-point="0" svg:d="M4509 10935v926" svg:viewBox="0 0 1 927">
          <text:p/>
        </draw:connector>
        <draw:connector draw:style-name="gr7" draw:text-style-name="P3" draw:layer="layout" svg:x1="4.509cm" svg:y1="4.685cm" svg:x2="4.509cm" svg:y2="5.611cm" draw:start-shape="id5" draw:start-glue-point="2" draw:end-shape="id1" draw:end-glue-point="0" svg:d="M4509 4685v926" svg:viewBox="0 0 1 927">
          <text:p/>
        </draw:connector>
        <draw:connector draw:style-name="gr8" draw:text-style-name="P6" draw:layer="layout" svg:x1="7.287cm" svg:y1="10.356cm" svg:x2="7.287cm" svg:y2="4.106cm" draw:start-shape="id3" draw:start-glue-point="1" draw:end-shape="id5" draw:end-glue-point="1" svg:d="M7287 10356h527v-6250h-527" svg:viewBox="0 0 528 6251">
          <text:p text:style-name="P5"><text:span text:style-name="T3">import</text:span><text:span text:style-name="T3"><text:line-break/></text:span><text:span text:style-name="T3">module</text:span></text:p>
        </draw:connector>
        <draw:connector draw:style-name="gr7" draw:text-style-name="P3" draw:layer="layout" svg:x1="4.509cm" svg:y1="13.018cm" svg:x2="4.509cm" svg:y2="13.944cm" draw:start-shape="id4" draw:start-glue-point="2" draw:end-shape="id6" draw:end-glue-point="0" svg:d="M4509 13018v926" svg:viewBox="0 0 1 927">
          <text:p/>
        </draw:connector>
        <draw:connector draw:style-name="gr7" draw:text-style-name="P3" draw:layer="layout" svg:x1="4.509cm" svg:y1="15.333cm" svg:x2="7.148cm" svg:y2="16.343cm" draw:start-shape="id6" draw:start-glue-point="2" draw:end-shape="id7" draw:end-glue-point="0" svg:d="M4509 15333v504h2639v506" svg:viewBox="0 0 2640 1011">
          <text:p/>
        </draw:connector>
        <draw:custom-shape draw:style-name="gr9" draw:text-style-name="P3" xml:id="id7" draw:id="id7" draw:layer="layout" svg:width="3.703cm" svg:height="1.157cm" svg:x="5.297cm" svg:y="16.343cm">
          <text:p text:style-name="P3"><text:span text:style-name="T2">Optimiz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5.556cm" svg:height="1.158cm" svg:x="1.731cm" svg:y="18.342cm">
          <text:p text:style-name="P3"><text:span text:style-name="T2">Postprocess A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509cm" svg:y1="15.333cm" svg:x2="4.509cm" svg:y2="18.342cm" draw:start-shape="id6" draw:start-glue-point="2" draw:end-shape="id8" draw:end-glue-point="0" svg:d="M4509 15333v3009" svg:viewBox="0 0 1 3010">
          <text:p/>
        </draw:connector>
        <draw:connector draw:style-name="gr7" draw:text-style-name="P3" draw:layer="layout" svg:x1="7.148cm" svg:y1="17.5cm" svg:x2="4.509cm" svg:y2="18.342cm" draw:start-shape="id7" draw:start-glue-point="2" draw:end-shape="id8" draw:end-glue-point="0" svg:d="M7148 17500v421h-2639v421" svg:viewBox="0 0 2640 843">
          <text:p/>
        </draw:connector>
        <draw:custom-shape draw:style-name="gr2" draw:text-style-name="P4" xml:id="id2" draw:id="id2" draw:layer="layout" svg:width="5.556cm" svg:height="1.158cm" svg:x="1.731cm" svg:y="7.692cm">
          <text:p text:style-name="P3"><text:span text:style-name="T2">Pars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509cm" svg:y1="8.85cm" svg:x2="4.509cm" svg:y2="9.777cm" draw:start-shape="id2" draw:start-glue-point="2" draw:end-shape="id3" draw:end-glue-point="0" svg:d="M4509 8850v927" svg:viewBox="0 0 1 928">
          <text:p/>
        </draw:connector>
        <draw:frame draw:style-name="gr10" draw:text-style-name="P7" draw:layer="layout" svg:width="3.009cm" svg:height="1.166cm" svg:x="1.75cm" svg:y="16.5cm">
          <draw:text-box>
            <text:p><text:span text:style-name="T4">(optional step)</text:span></text:p>
          </draw:text-box>
        </draw:frame>
        <draw:custom-shape draw:style-name="gr11" draw:text-style-name="P8" xml:id="id9" draw:id="id9" draw:layer="layout" svg:width="5.556cm" svg:height="1.158cm" svg:x="13.194cm" svg:y="3.333cm">
          <text:p text:style-name="P3"><text:span text:style-name="T2">Select CodeGen</text:span><text:span text:style-name="T2"><text:line-break/></text:span><text:span text:style-name="T2">for target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7.287cm" svg:y1="18.921cm" svg:x2="13.194cm" svg:y2="3.912cm" draw:start-shape="id8" draw:start-glue-point="1" draw:end-shape="id9" draw:end-glue-point="3" svg:d="M7287 18921h2954v-15009h2953" svg:viewBox="0 0 5908 15010">
          <text:p/>
        </draw:connector>
        <draw:frame draw:style-name="gr10" draw:text-style-name="P7" draw:layer="layout" svg:width="4.63cm" svg:height="1.166cm" svg:x="8.25cm" svg:y="18.834cm">
          <draw:text-box>
            <text:p><text:span text:style-name="T4">(if assembly generation is selected)</text:span></text:p>
          </draw:text-box>
        </draw:frame>
        <draw:custom-shape draw:style-name="gr13" draw:text-style-name="P10" xml:id="id10" draw:id="id10" draw:layer="layout" svg:width="4.25cm" svg:height="1.852cm" svg:x="14.75cm" svg:y="5.648cm">
          <text:p text:style-name="P9"><text:span text:style-name="T2">Make Intermediate A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972cm" svg:y1="4.491cm" svg:x2="16.875cm" svg:y2="5.648cm" draw:start-shape="id9" draw:start-glue-point="2" draw:end-shape="id10" draw:end-glue-point="0" svg:d="M15972 4491v579h903v578" svg:viewBox="0 0 904 1158">
          <text:p/>
        </draw:connector>
        <draw:custom-shape draw:style-name="gr14" draw:text-style-name="P10" xml:id="id11" draw:id="id11" draw:layer="layout" svg:width="4.25cm" svg:height="1.389cm" svg:x="14.75cm" svg:y="8.5cm">
          <text:p text:style-name="P9"><text:span text:style-name="T2">Generate IR 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6.875cm" svg:y1="7.5cm" svg:x2="16.875cm" svg:y2="8.5cm" draw:start-shape="id10" draw:start-glue-point="2" draw:end-shape="id11" draw:end-glue-point="0" svg:d="M16875 7500v1000" svg:viewBox="0 0 1 1001">
          <text:p/>
        </draw:connector>
        <draw:custom-shape draw:style-name="gr14" draw:text-style-name="P10" xml:id="id12" draw:id="id12" draw:layer="layout" svg:width="4.25cm" svg:height="1.389cm" svg:x="14.75cm" svg:y="11cm">
          <text:p text:style-name="P9"><text:span text:style-name="T2">Optimize IR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6.875cm" svg:y1="9.889cm" svg:x2="16.875cm" svg:y2="11cm" draw:start-shape="id11" draw:start-glue-point="2" draw:end-shape="id12" draw:end-glue-point="0" svg:d="M16875 9889v1111" svg:viewBox="0 0 1 1112">
          <text:p/>
        </draw:connector>
        <draw:custom-shape draw:style-name="gr15" draw:text-style-name="P11" xml:id="id13" draw:id="id13" draw:layer="layout" svg:width="3.565cm" svg:height="1.402cm" svg:x="13.185cm" svg:y="14.25cm">
          <text:p text:style-name="P9"><text:span text:style-name="T2">Generate 6502 Asm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-4.352cm -0.407cm" svg:x1="15.972cm" svg:y1="4.491cm" svg:x2="13.185cm" svg:y2="14.951cm" draw:start-shape="id9" draw:start-glue-point="2" draw:end-shape="id13" draw:end-glue-point="3" svg:d="M15972 4491v528h-3722v9932h935" svg:viewBox="0 0 3723 10461">
          <text:p/>
        </draw:connector>
        <draw:frame draw:style-name="gr10" draw:text-style-name="P7" draw:layer="layout" svg:width="2.777cm" svg:height="1.166cm" svg:x="12.223cm" svg:y="5.084cm">
          <draw:text-box>
            <text:p><text:span text:style-name="T4">(depends </text:span><text:span text:style-name="T4"><text:line-break/></text:span><text:span text:style-name="T4">on codegen)</text:span></text:p>
          </draw:text-box>
        </draw:frame>
        <draw:custom-shape draw:style-name="gr16" draw:text-style-name="P11" xml:id="id14" draw:id="id14" draw:layer="layout" svg:width="3.556cm" svg:height="1.454cm" svg:x="13.194cm" svg:y="16.296cm">
          <text:p text:style-name="P9"><text:span text:style-name="T2">Assemble (64tass)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4.967cm" svg:y1="15.652cm" svg:x2="14.972cm" svg:y2="16.296cm" draw:start-shape="id13" draw:start-glue-point="2" draw:end-shape="id14" draw:end-glue-point="0" svg:d="M14967 15652v322h5v322" svg:viewBox="0 0 6 645">
          <text:p/>
        </draw:connector>
        <draw:custom-shape draw:style-name="gr17" draw:text-style-name="P13" xml:id="id15" draw:id="id15" draw:layer="layout" svg:width="2.973cm" svg:height="1.389cm" svg:x="3.027cm" svg:y="1cm">
          <text:p text:style-name="P12"><text:span text:style-name="T5">hello.p8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3" draw:layer="layout" svg:x1="4.514cm" svg:y1="2.307cm" svg:x2="4.509cm" svg:y2="3.527cm" draw:start-shape="id15" draw:start-glue-point="6" draw:end-shape="id5" draw:end-glue-point="0" svg:d="M4514 2307v638h-5v582" svg:viewBox="0 0 6 1221">
          <text:p/>
        </draw:connector>
        <draw:custom-shape draw:style-name="gr18" draw:text-style-name="P14" xml:id="id16" draw:id="id16" draw:layer="layout" svg:width="2.935cm" svg:height="1.389cm" svg:x="13.5cm" svg:y="18.611cm">
          <text:p text:style-name="P12"><text:span text:style-name="T5">hello.prg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7" draw:text-style-name="P3" draw:layer="layout" svg:x1="14.972cm" svg:y1="17.75cm" svg:x2="14.968cm" svg:y2="18.611cm" draw:start-shape="id14" draw:start-glue-point="2" draw:end-shape="id16" draw:end-glue-point="4" svg:d="M14972 17750v443h-4v418" svg:viewBox="0 0 5 862">
          <text:p/>
        </draw:connector>
        <draw:connector draw:style-name="gr7" draw:text-style-name="P3" draw:layer="layout" svg:x1="18.869cm" svg:y1="17.402cm" svg:x2="18.949cm" svg:y2="18.402cm" draw:start-shape="id17" draw:start-glue-point="2" draw:end-shape="id18" draw:end-glue-point="4" svg:d="M18869 17402v500h80v500" svg:viewBox="0 0 81 1001">
          <text:p/>
        </draw:connector>
        <draw:connector draw:style-name="gr19" draw:text-style-name="P3" draw:layer="layout" svg:x1="16.875cm" svg:y1="12.389cm" svg:x2="14.967cm" svg:y2="14.25cm" draw:start-shape="id12" draw:start-glue-point="2" draw:end-shape="id13" draw:end-glue-point="0" svg:d="M16875 12389v930h-1908v931" svg:viewBox="0 0 1909 1862">
          <text:p/>
        </draw:connector>
        <draw:connector draw:style-name="gr7" draw:text-style-name="P3" draw:layer="layout" svg:x1="16.875cm" svg:y1="12.389cm" svg:x2="18.902cm" svg:y2="14.013cm" draw:start-shape="id12" draw:start-glue-point="2" draw:end-shape="id19" draw:end-glue-point="4" svg:d="M16875 12389v824h2027v800" svg:viewBox="0 0 2028 1625">
          <text:p/>
        </draw:connector>
        <draw:frame draw:style-name="gr10" draw:text-style-name="P7" draw:layer="layout" svg:width="2.777cm" svg:height="1.166cm" svg:x="13.473cm" svg:y="13.084cm">
          <draw:text-box>
            <text:p><text:span text:style-name="T4">(future)</text:span></text:p>
          </draw:text-box>
        </draw:frame>
        <draw:custom-shape draw:style-name="gr20" draw:text-style-name="P16" xml:id="id18" draw:id="id18" draw:layer="layout" svg:width="3.591cm" svg:height="1.75cm" svg:x="17.153cm" svg:y="18.402cm">
          <text:p text:style-name="P15"><text:span text:style-name="T6">Run in virtual machin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" draw:text-style-name="P11" xml:id="id17" draw:id="id17" draw:layer="layout" svg:width="3.25cm" svg:height="1.402cm" svg:x="17.244cm" svg:y="16cm">
          <text:p text:style-name="P9"><text:span text:style-name="T2">Build VM program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xml:id="id19" draw:id="id19" draw:layer="layout" svg:width="3.185cm" svg:height="1.389cm" svg:x="17.309cm" svg:y="14.013cm">
          <text:p text:style-name="P12"><text:span text:style-name="T5">hello.p8ir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7" draw:text-style-name="P3" draw:layer="layout" svg:x1="18.902cm" svg:y1="15.32cm" svg:x2="18.869cm" svg:y2="16cm" draw:start-shape="id19" draw:start-glue-point="6" draw:end-shape="id17" draw:end-glue-point="0" svg:d="M18902 15320v368h-33v312" svg:viewBox="0 0 34 681">
          <text:p/>
        </draw:connector>
        <draw:custom-shape draw:style-name="gr23" draw:text-style-name="P16" xml:id="id20" draw:id="id20" draw:layer="layout" svg:width="3.591cm" svg:height="1.75cm" svg:x="13.153cm" svg:y="20.652cm">
          <text:p text:style-name="P15"><text:span text:style-name="T6">Run on target machin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14.968cm" svg:y1="19.918cm" svg:x2="14.949cm" svg:y2="20.652cm" draw:start-shape="id16" draw:start-glue-point="6" draw:end-shape="id20" draw:end-glue-point="4" svg:d="M14968 19918v395h-19v339" svg:viewBox="0 0 20 73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roid Sans Devanagari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30" svg:d="M10 30l-10-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52cm" fo:margin-bottom="0.236cm" fo:margin-left="0.494cm" fo:margin-right="0.687cm" fo:page-width="21.59cm" fo:page-height="2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1T15:51:02.220102896</meta:creation-date>
    <dc:date>2022-10-31T00:03:52.179741554</dc:date>
    <meta:editing-duration>PT43M28S</meta:editing-duration>
    <meta:editing-cycles>13</meta:editing-cycles>
    <meta:generator>LibreOffice/7.3.6.2$Linux_X86_64 LibreOffice_project/30$Build-2</meta:generator>
    <meta:document-statistic meta:object-count="47"/>
  </office:meta>
</office:document-meta>
</file>